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0b0a" officeooo:paragraph-rsid="00130b0a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3395e" officeooo:paragraph-rsid="0013395e" style:font-style-asian="normal" style:font-weight-asian="normal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13395e" officeooo:paragraph-rsid="0013395e" style:font-style-asian="normal" style:font-weight-asian="normal" style:font-style-complex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3cb54" officeooo:paragraph-rsid="0013cb54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395e"/>
    </style:style>
    <style:style style:name="T3" style:family="text">
      <style:text-properties officeooo:rsid="0013cb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Minutes 1<text:span text:style-name="T2">1/1</text:span>/2017</text:p>
      <text:list xml:id="list8271911911264430911" text:style-name="L1">
        <text:list-header>
          <text:p text:style-name="P2"><text:span text:style-name="T1">Goal of Meeting</text:span>: <text:span text:style-name="T2">Mid Sprint progress update</text:span></text:p>
        </text:list-header>
      </text:list>
      <text:p text:style-name="P3"/>
      <text:p text:style-name="P3"><text:tab/><text:span text:style-name="T1">Bishop:</text:span></text:p>
      <text:list xml:id="list6378856397580477692" text:style-name="L3">
        <text:list-item>
          <text:p text:style-name="P4">Bishop had created the game manager in c++ but needed to port it over into Java</text:p>
        </text:list-item>
        <text:list-item>
          <text:p text:style-name="P6">Bishop was porting over the game manager into Java but was running into issues</text:p>
        </text:list-item>
      </text:list>
      <text:p text:style-name="P3"><text:span text:style-name="T1"><text:tab/>James:</text:span></text:p>
      <text:list xml:id="list204818576604081553" text:style-name="L4">
        <text:list-item>
          <text:p text:style-name="P7">James was busy with other coursework earlier in the week and had just started the GUI.</text:p>
        </text:list-item>
        <text:list-item>
          <text:p text:style-name="P7">He needed Bishop’s game manger code fully implement the <text:span text:style-name="T3">GUI</text:span></text:p>
        </text:list-item>
      </text:list>
      <text:p text:style-name="P3"><text:span text:style-name="T1"><text:tab/>Erik:</text:span></text:p>
      <text:list xml:id="list763122072578286951" text:style-name="L5">
        <text:list-item>
          <text:p text:style-name="P5">Erik was still trying to understand how to implement the minimax tree for Khala</text:p>
        </text:list-item>
        <text:list-item>
          <text:p text:style-name="P8">Erik determined that he needed to talk to Tanzir to implement the Minimax tree</text:p>
        </text:list-item>
      </text:list>
      <text:p text:style-name="P3"/>
      <text:p text:style-name="P3"><text:tab/><text:span text:style-name="T1">Outcome:</text:span> <text:span text:style-name="T3">Some progress had been made but we knew we needed to sprint to the end on <text:tab/><text:tab/>Thursday and Frid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09:41.468216582</meta:creation-date>
    <dc:date>2017-11-03T11:24:12.843625428</dc:date>
    <meta:editing-duration>PT12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24" meta:character-count="660" meta:non-whitespace-character-count="549"/>
  </office:meta>
</office:document-meta>
</file>